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1.A2" style:family="table-cell">
      <style:table-cell-properties fo:padding="0.049cm" fo:border-left="0.05pt solid #000000" fo:border-right="none" fo:border-top="none" fo:border-bottom="none" style:writing-mode="page"/>
    </style:style>
    <style:style style:name="Table1.B2" style:family="table-cell">
      <style:table-cell-properties fo:padding="0.049cm" fo:border-left="none" fo:border-right="none" fo:border-top="0.05pt solid #000000" fo:border-bottom="none" style:writing-mode="page"/>
    </style:style>
    <style:style style:name="Table1.C2" style:family="table-cell">
      <style:table-cell-properties fo:padding="0.049cm" fo:border-left="none" fo:border-right="0.05pt solid #000000" fo:border-top="none" fo:border-bottom="none" style:writing-mode="page"/>
    </style:style>
    <style:style style:name="Table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d2b6d" officeooo:paragraph-rsid="001d2b6d"/>
    </style:style>
    <style:style style:name="P2" style:family="paragraph" style:parent-style-name="Standard">
      <style:text-properties officeooo:rsid="001d2b6d" officeooo:paragraph-rsid="002e8ac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d2b6d" officeooo:paragraph-rsid="0030083c"/>
    </style:style>
    <style:style style:name="P4" style:family="paragraph" style:parent-style-name="Standard">
      <style:text-properties officeooo:rsid="001d2b6d" officeooo:paragraph-rsid="0035849c"/>
    </style:style>
    <style:style style:name="P5" style:family="paragraph" style:parent-style-name="Standard">
      <style:text-properties officeooo:rsid="001dbc67" officeooo:paragraph-rsid="001dbc67"/>
    </style:style>
    <style:style style:name="P6" style:family="paragraph" style:parent-style-name="Standard">
      <style:text-properties officeooo:rsid="001dbc67" officeooo:paragraph-rsid="002e8ac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dbc67" officeooo:paragraph-rsid="00309797"/>
    </style:style>
    <style:style style:name="P8" style:family="paragraph" style:parent-style-name="Standard">
      <style:text-properties officeooo:rsid="001dbc67" officeooo:paragraph-rsid="0035849c"/>
    </style:style>
    <style:style style:name="P9" style:family="paragraph" style:parent-style-name="Standard">
      <style:text-properties officeooo:rsid="001fb8a9" officeooo:paragraph-rsid="001fb8a9"/>
    </style:style>
    <style:style style:name="P10" style:family="paragraph" style:parent-style-name="Table_20_Contents">
      <style:paragraph-properties fo:text-align="center" style:justify-single-word="false"/>
      <style:text-properties officeooo:rsid="001fb8a9" officeooo:paragraph-rsid="001fb8a9"/>
    </style:style>
    <style:style style:name="P11" style:family="paragraph" style:parent-style-name="Table_20_Contents">
      <style:paragraph-properties fo:text-align="end" style:justify-single-word="false"/>
      <style:text-properties officeooo:rsid="001fb8a9" officeooo:paragraph-rsid="001fb8a9"/>
    </style:style>
    <style:style style:name="P12" style:family="paragraph" style:parent-style-name="Standard">
      <style:paragraph-properties fo:break-before="page"/>
      <style:text-properties fo:font-weight="bold" officeooo:rsid="001fb8a9" officeooo:paragraph-rsid="001fb8a9" style:font-weight-asian="bold" style:font-weight-complex="bold"/>
    </style:style>
    <style:style style:name="P13" style:family="paragraph" style:parent-style-name="Standard">
      <style:text-properties fo:font-weight="bold" officeooo:rsid="001dbc67" officeooo:paragraph-rsid="001dbc67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text-properties fo:font-weight="normal" officeooo:rsid="001fb8a9" officeooo:paragraph-rsid="001fb8a9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23dd16" officeooo:paragraph-rsid="002d215d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67f8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3dd16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30083c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rsid="0023dd16" officeooo:paragraph-rsid="00322317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d215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a269e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67f8e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7172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4a269e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2c4761" officeooo:paragraph-rsid="002c4761"/>
    </style:style>
    <style:style style:name="P27" style:family="paragraph" style:parent-style-name="Standard">
      <style:text-properties officeooo:rsid="00237c8f" officeooo:paragraph-rsid="00237c8f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37c8f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d15d9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30083c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322317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40593a"/>
    </style:style>
    <style:style style:name="P33" style:family="paragraph" style:parent-style-name="Standard">
      <style:paragraph-properties fo:break-before="page"/>
      <style:text-properties officeooo:rsid="0022e728" officeooo:paragraph-rsid="0022e728"/>
    </style:style>
    <style:style style:name="P34" style:family="paragraph" style:parent-style-name="Standard">
      <style:text-properties officeooo:rsid="002e8ace" officeooo:paragraph-rsid="0022e728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322317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40593a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30083c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309797" officeooo:paragraph-rsid="00427f69"/>
    </style:style>
    <style:style style:name="P39" style:family="paragraph" style:parent-style-name="Standard">
      <style:text-properties officeooo:rsid="00334e52" officeooo:paragraph-rsid="00334e52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506a5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67f8e"/>
    </style:style>
    <style:style style:name="P42" style:family="paragraph" style:parent-style-name="Standard">
      <style:text-properties officeooo:rsid="003bbef6" officeooo:paragraph-rsid="003bbef6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3bc206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4a269e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officeooo:rsid="0040593a" officeooo:paragraph-rsid="0040593a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30083c" officeooo:paragraph-rsid="0030083c"/>
    </style:style>
    <style:style style:name="P47" style:family="paragraph" style:parent-style-name="Standard">
      <style:paragraph-properties fo:margin-left="2.501cm" fo:margin-right="0cm" fo:text-indent="0cm" style:auto-text-indent="false"/>
      <style:text-properties officeooo:rsid="002506a5" officeooo:paragraph-rsid="0040593a"/>
    </style:style>
    <style:style style:name="P48" style:family="paragraph" style:parent-style-name="Standard">
      <style:paragraph-properties fo:margin-left="2.501cm" fo:margin-right="0cm" fo:text-indent="0cm" style:auto-text-indent="false"/>
      <style:text-properties officeooo:rsid="0040593a" officeooo:paragraph-rsid="0040593a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4a269e"/>
    </style:style>
    <style:style style:name="P50" style:family="paragraph" style:parent-style-name="Standard">
      <style:text-properties officeooo:rsid="0035849c" officeooo:paragraph-rsid="0035849c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3dd16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c5298"/>
    </style:style>
    <style:style style:name="T1" style:family="text">
      <style:text-properties officeooo:rsid="001dbc67"/>
    </style:style>
    <style:style style:name="T2" style:family="text">
      <style:text-properties officeooo:rsid="001ddeca"/>
    </style:style>
    <style:style style:name="T3" style:family="text">
      <style:text-properties officeooo:rsid="0021c7b3"/>
    </style:style>
    <style:style style:name="T4" style:family="text">
      <style:text-properties officeooo:rsid="0023d05d"/>
    </style:style>
    <style:style style:name="T5" style:family="text">
      <style:text-properties officeooo:rsid="002506a5"/>
    </style:style>
    <style:style style:name="T6" style:family="text">
      <style:text-properties officeooo:rsid="00267f8e"/>
    </style:style>
    <style:style style:name="T7" style:family="text">
      <style:text-properties officeooo:rsid="0027172e"/>
    </style:style>
    <style:style style:name="T8" style:family="text">
      <style:text-properties officeooo:rsid="002886d0"/>
    </style:style>
    <style:style style:name="T9" style:family="text">
      <style:text-properties officeooo:rsid="002b0d4b"/>
    </style:style>
    <style:style style:name="T10" style:family="text">
      <style:text-properties officeooo:rsid="002c4761"/>
    </style:style>
    <style:style style:name="T11" style:family="text">
      <style:text-properties officeooo:rsid="002d15d9"/>
    </style:style>
    <style:style style:name="T12" style:family="text">
      <style:text-properties fo:font-weight="bold" officeooo:rsid="002d15d9" style:font-weight-asian="bold" style:font-weight-complex="bold"/>
    </style:style>
    <style:style style:name="T13" style:family="text">
      <style:text-properties fo:font-weight="bold" officeooo:rsid="002dd495" style:font-weight-asian="bold" style:font-weight-complex="bold"/>
    </style:style>
    <style:style style:name="T14" style:family="text">
      <style:text-properties fo:font-weight="bold" officeooo:rsid="002d215d" style:font-weight-asian="bold" style:font-weight-complex="bold"/>
    </style:style>
    <style:style style:name="T15" style:family="text">
      <style:text-properties fo:font-weight="bold" officeooo:rsid="0043646c" style:font-weight-asian="bold" style:font-weight-complex="bold"/>
    </style:style>
    <style:style style:name="T16" style:family="text">
      <style:text-properties fo:font-weight="bold" officeooo:rsid="004567b7" style:font-weight-asian="bold" style:font-weight-complex="bold"/>
    </style:style>
    <style:style style:name="T17" style:family="text">
      <style:text-properties fo:font-weight="bold" officeooo:rsid="00468609" style:font-weight-asian="bold" style:font-weight-complex="bold"/>
    </style:style>
    <style:style style:name="T18" style:family="text">
      <style:text-properties fo:font-weight="bold" officeooo:rsid="00499bcf" style:font-weight-asian="bold" style:font-weight-complex="bold"/>
    </style:style>
    <style:style style:name="T19" style:family="text">
      <style:text-properties officeooo:rsid="0030083c"/>
    </style:style>
    <style:style style:name="T20" style:family="text">
      <style:text-properties style:font-name="NimbusRomNo9L" fo:font-size="10pt"/>
    </style:style>
    <style:style style:name="T21" style:family="text">
      <style:text-properties style:font-name="NimbusRomNo9L" fo:font-size="10pt" officeooo:rsid="0030083c"/>
    </style:style>
    <style:style style:name="T22" style:family="text">
      <style:text-properties style:font-name="NimbusRomNo9L" fo:font-size="10pt" officeooo:rsid="001d2b6d"/>
    </style:style>
    <style:style style:name="T23" style:family="text">
      <style:text-properties officeooo:rsid="001d2b6d"/>
    </style:style>
    <style:style style:name="T24" style:family="text">
      <style:text-properties officeooo:rsid="00309797"/>
    </style:style>
    <style:style style:name="T25" style:family="text">
      <style:text-properties officeooo:rsid="003112ec"/>
    </style:style>
    <style:style style:name="T26" style:family="text">
      <style:text-properties officeooo:rsid="00322317"/>
    </style:style>
    <style:style style:name="T27" style:family="text">
      <style:text-properties officeooo:rsid="0035849c"/>
    </style:style>
    <style:style style:name="T28" style:family="text">
      <style:text-properties officeooo:rsid="00374171"/>
    </style:style>
    <style:style style:name="T29" style:family="text">
      <style:text-properties officeooo:rsid="0039bfa4"/>
    </style:style>
    <style:style style:name="T30" style:family="text">
      <style:text-properties officeooo:rsid="003bbef6"/>
    </style:style>
    <style:style style:name="T31" style:family="text">
      <style:text-properties officeooo:rsid="003bc206"/>
    </style:style>
    <style:style style:name="T32" style:family="text">
      <style:text-properties officeooo:rsid="0040593a"/>
    </style:style>
    <style:style style:name="T33" style:family="text">
      <style:text-properties officeooo:rsid="0040ebbc"/>
    </style:style>
    <style:style style:name="T34" style:family="text">
      <style:text-properties officeooo:rsid="00424c86"/>
    </style:style>
    <style:style style:name="T35" style:family="text">
      <style:text-properties officeooo:rsid="00427f69"/>
    </style:style>
    <style:style style:name="T36" style:family="text">
      <style:text-properties officeooo:rsid="004a26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Generic </text:span>Contents:</text:p>
      <text:p text:style-name="P5"/>
      <text:p text:style-name="P5">Abstract </text:p>
      <text:p text:style-name="P1">Acknowledgments</text:p>
      <text:p text:style-name="P1"/>
      <text:p text:style-name="P1">Introduction</text:p>
      <text:p text:style-name="P1"><text:tab/><text:span text:style-name="T1">Context, theory, gaps</text:span></text:p>
      <text:p text:style-name="P1"/>
      <text:p text:style-name="P1">Literature Review</text:p>
      <text:p text:style-name="P1"/>
      <text:p text:style-name="P5">Aims and Objectives</text:p>
      <text:p text:style-name="P1"/>
      <text:p text:style-name="P5">Methods</text:p>
      <text:p text:style-name="P5"><text:tab/>What and How</text:p>
      <text:p text:style-name="P5"/>
      <text:p text:style-name="P5">Results</text:p>
      <text:p text:style-name="P5"><text:tab/><text:span text:style-name="T2">Findings</text:span></text:p>
      <text:p text:style-name="P5"/>
      <text:p text:style-name="P5">General discussion</text:p>
      <text:p text:style-name="P5"><text:tab/>What does it mean?</text:p>
      <text:p text:style-name="P5"><text:tab/>Strengths and limitations</text:p>
      <text:p text:style-name="P1"/>
      <text:p text:style-name="P1">Conclusions</text:p>
      <text:p text:style-name="P1"><text:tab/><text:span text:style-name="T1">suggestions for further work</text:span></text:p>
      <text:p text:style-name="P1"/>
      <text:p text:style-name="P5">References</text:p>
      <text:p text:style-name="P5"/>
      <text:p text:style-name="P5">Appendices</text:p>
      <text:p text:style-name="P5"/>
      <text:p text:style-name="P1"/>
      <text:p text:style-name="P12">Structure</text:p>
      <text:p text:style-name="P15">Situation → problem/question that arises → what did others do? → new/expanded way → what will I do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Cause</text:p>
          </table:table-cell>
          <table:table-cell table:style-name="Table1.B1" table:number-rows-spanned="5" office:value-type="string">
            <text:p text:style-name="Table_20_Contents"/>
            <text:p text:style-name="P10"/>
            <text:p text:style-name="P10"/>
            <text:p text:style-name="P10">Problem / Question</text:p>
          </table:table-cell>
          <table:table-cell table:style-name="Table1.C1" office:value-type="string">
            <text:p text:style-name="P11">Effect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9">Situation/Event</text:p>
          </table:table-cell>
          <table:covered-table-cell table:style-name="Table1.B2"/>
          <table:table-cell table:style-name="Table1.C2" office:value-type="string">
            <text:p text:style-name="P11">Response/partial a<text:span text:style-name="T3">n</text:span>swer/consequence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9">Stimulus</text:p>
          </table:table-cell>
          <table:covered-table-cell table:style-name="Table1.B1"/>
          <table:table-cell table:style-name="Table1.C5" office:value-type="string">
            <text:p text:style-name="P11">Re<text:span text:style-name="T3">s</text:span>ponse</text:p>
          </table:table-cell>
        </table:table-row>
      </table:table>
      <text:p text:style-name="P9"/>
      <text:p text:style-name="P33">Networked Music Composition and Performance</text:p>
      <text:p text:style-name="P42">(Democratised Music Making Over a Computer Network)</text:p>
      <text:p text:style-name="P34"/>
      <text:p text:style-name="P6">Abstract </text:p>
      <text:p text:style-name="P2">Acknowledgments</text:p>
      <text:p text:style-name="P2"/>
      <text:p text:style-name="P2">Introduction</text:p>
      <text:p text:style-name="P46">Context: </text:p>
      <text:p text:style-name="P19"><text:tab/>Networked Music System</text:p>
      <text:p text:style-name="P31"><text:tab/>Multidirectional Data/Event flow</text:p>
      <text:p text:style-name="P20"><text:tab/>Heterogeneous clients</text:p>
      <text:p text:style-name="P35"><text:tab/>Multiple participant types</text:p>
      <text:p text:style-name="P31">Technical challenges </text:p>
      <text:p text:style-name="P31"><text:tab/>synchronisation, latency, throughpu<text:span text:style-name="T4">t, </text:span><text:span text:style-name="T26">s</text:span><text:span text:style-name="T4">ystem scaling</text:span></text:p>
      <text:p text:style-name="P45">Composition</text:p>
      <text:p text:style-name="P45"><text:tab/><text:span text:style-name="T33">Data + Algorithms</text:span></text:p>
      <text:p text:style-name="P32"><text:span text:style-name="T32"><text:tab/>Dynamic, event</text:span><text:span text:style-name="T5"> </text:span><text:span text:style-name="T32">driven </text:span><text:span text:style-name="T33">logic</text:span></text:p>
      <text:p text:style-name="P47"><text:tab/>Non-linear flow</text:p>
      <text:p text:style-name="P32"><text:tab/><text:span text:style-name="T32">Rules: </text:span><text:span text:style-name="T33">W</text:span><text:span text:style-name="T32">ho </text:span><text:span text:style-name="T33">W</text:span><text:span text:style-name="T32">hat </text:span><text:span text:style-name="T33">W</text:span><text:span text:style-name="T32">hen</text:span></text:p>
      <text:p text:style-name="P32"><text:tab/><text:span text:style-name="T33">Data mapping to visual/aural representation</text:span></text:p>
      <text:p text:style-name="P45">Notation</text:p>
      <text:p text:style-name="P36"><text:span text:style-name="T32"><text:tab/>Dynamic </text:span>Layout</text:p>
      <text:p text:style-name="P35"><text:tab/><text:span text:style-name="T32">Musician </text:span>Preparation time</text:p>
      <text:p text:style-name="P35"><text:tab/><text:span text:style-name="T32">U</text:span>pdate time window</text:p>
      <text:p text:style-name="P20">Audience <text:span text:style-name="T34">Interface</text:span></text:p>
      <text:p text:style-name="P31"><text:span text:style-name="T4"><text:tab/></text:span><text:span text:style-name="T5">Interaction outcome vs expectations</text:span> </text:p>
      <text:p text:style-name="P46">Gaps: </text:p>
      <text:p text:style-name="P30"><text:span text:style-name="T19"><text:tab/></text:span>Interactive Music Composition Model</text:p>
      <text:p text:style-name="P30"><text:tab/><text:span text:style-name="T19">Multiple role handling </text:span><text:span text:style-name="T29">and impact on musical aesthetics</text:span></text:p>
      <text:p text:style-name="P30"><text:tab/><text:span text:style-name="T19">System scaling</text:span> <text:span text:style-name="T19">and robustness</text:span></text:p>
      <text:p text:style-name="P28"/>
      <text:p text:style-name="P3">Literature Review</text:p>
      <text:p text:style-name="P37"><text:span text:style-name="T23"><text:tab/></text:span><text:span text:style-name="T19">Software:</text:span><text:span text:style-name="T22"> </text:span><text:span text:style-name="T21">Drawsocket </text:span><text:span text:style-name="T22">[3</text:span><text:span text:style-name="T21">]</text:span><text:span text:style-name="T22"> </text:span><text:span text:style-name="T20">InScore [1], Quintet.net [2]] which utilize MaxScore [4] for notation, Bach <text:tab/><text:tab/>Composer [5], Decibel ScorePlayer [6] and dfscore [7]. Antescofo [8] <text:s/>OpenMusic [9] </text:span></text:p>
      <text:p text:style-name="P3"><text:tab/><text:span text:style-name="T19">Musicking, Comprovisation </text:span><text:span text:style-name="T30">etc.</text:span></text:p>
      <text:p text:style-name="P3"/>
      <text:p text:style-name="P7">Aims and Objectives</text:p>
      <text:p text:style-name="P38"><text:tab/>Evolve processes of music composition and performance to utilise power of <text:span text:style-name="T35">networked </text:span></text:p>
      <text:p text:style-name="P38"><text:tab/>real-time event-driven systems.</text:p>
      <text:p text:style-name="P7"><text:tab/><text:span text:style-name="T24">Democratise music making for heterogeneous participant types.</text:span></text:p>
      <text:p text:style-name="P7"><text:tab/><text:span text:style-name="T30">Develop a</text:span><text:span text:style-name="T24">uthentic musical aesthetics for networked ensembles</text:span></text:p>
      <text:p text:style-name="P27"/>
      <text:p text:style-name="P39">M<text:span text:style-name="T27">e</text:span>thods:</text:p>
      <text:p text:style-name="P21"><text:span text:style-name="T13">F</text:span><text:span text:style-name="T12">rom </text:span><text:span text:style-name="T14">a </text:span><text:span text:style-name="T12">static score to </text:span><text:span text:style-name="T15">an interactive </text:span><text:span text:style-name="T18">networked </text:span><text:span text:style-name="T16">music </text:span><text:span text:style-name="T17">composition</text:span></text:p>
      <text:p text:style-name="P16">Narrative <text:span text:style-name="T25">of a journey </text:span><text:span text:style-name="T6">through the composition </text:span><text:span text:style-name="T25">portfolio</text:span><text:span text:style-name="T6"> </text:span></text:p>
      <text:p text:style-name="P29"/>
      <text:p text:style-name="P18">Composition 1, Red Mass</text:p>
      <text:p text:style-name="P18"><text:tab/>Static linear composition <text:span text:style-name="T9">on paper</text:span></text:p>
      <text:p text:style-name="P18"><text:tab/><text:span text:style-name="T5">Composition </text:span><text:span text:style-name="T11">methodology</text:span><text:span text:style-name="T5"> </text:span><text:span text:style-name="T9">explanation </text:span><text:span text:style-name="T11">(</text:span><text:span text:style-name="T9">used in all </text:span><text:span text:style-name="T11">compositions)</text:span></text:p>
      <text:p text:style-name="P18"/>
      <text:p text:style-name="P18">Composition 2, Ukodus </text:p>
      <text:p text:style-name="P18"><text:tab/>Networked linear composition</text:p>
      <text:p text:style-name="P18"><text:soft-page-break/><text:tab/><text:span text:style-name="T5">Alternate Pane </text:span>Notation Layout</text:p>
      <text:p text:style-name="P18"><text:tab/><text:span text:style-name="T5">Notation synchronisation</text:span></text:p>
      <text:p text:style-name="P52"/>
      <text:p text:style-name="P40">Composition 3, Vexilla</text:p>
      <text:p text:style-name="P40"><text:tab/>Embedded Scripting</text:p>
      <text:p text:style-name="P40"><text:tab/>Event scheduling </text:p>
      <text:p text:style-name="P40"><text:tab/>Audience view (projector)</text:p>
      <text:p text:style-name="P40"><text:tab/>Use of colour in notation</text:p>
      <text:p text:style-name="P40"><text:tab/></text:p>
      <text:p text:style-name="P23">Composition 4, Union Rose v1</text:p>
      <text:p text:style-name="P25"><text:tab/>Real-time conductor interaction</text:p>
      <text:p text:style-name="P23"><text:tab/>Notation Overlays</text:p>
      <text:p text:style-name="P41"><text:tab/><text:span text:style-name="T6">Continuous page randomisation</text:span></text:p>
      <text:p text:style-name="P41"><text:span text:style-name="T6"><text:tab/></text:span><text:span text:style-name="T7">Conductor led comprovisation </text:span></text:p>
      <text:p text:style-name="P41"><text:tab/><text:span text:style-name="T10">Strategy: Randomisation</text:span></text:p>
      <text:p text:style-name="P41"/>
      <text:p text:style-name="P23">Composition 5, Union Rose v2</text:p>
      <text:p text:style-name="P25"><text:tab/><text:span text:style-name="T7">Conductor, musician and audience interaction</text:span></text:p>
      <text:p text:style-name="P23"><text:tab/>Audience View</text:p>
      <text:p text:style-name="P17"><text:tab/><text:span text:style-name="T6">Audience interaction page selection + audio</text:span></text:p>
      <text:p text:style-name="P23"><text:tab/>Player interaction part selection</text:p>
      <text:p text:style-name="P18"><text:tab/><text:span text:style-name="T6">Audio engine MAX patch</text:span></text:p>
      <text:p text:style-name="P18"><text:tab/></text:p>
      <text:p text:style-name="P23">Composition 6, <text:span text:style-name="T8">Socket </text:span>Dialogues</text:p>
      <text:p text:style-name="P22"><text:span text:style-name="T6"><text:tab/></text:span><text:span text:style-name="T7">Conductor, musician and audience comprovisation</text:span></text:p>
      <text:p text:style-name="P24"><text:tab/>Role composition</text:p>
      <text:p text:style-name="P23"><text:tab/>Generic instrument notation<text:tab/></text:p>
      <text:p text:style-name="P17"><text:tab/><text:span text:style-name="T6">Audience vote impact</text:span></text:p>
      <text:p text:style-name="P26"><text:s text:c="12"/>Strategy: Builder</text:p>
      <text:p text:style-name="P26"/>
      <text:p text:style-name="P43">Composition 7, ??</text:p>
      <text:p text:style-name="P44"><text:span text:style-name="T36"><text:tab/></text:span>Entirely dynamic, audience driven composition performance</text:p>
      <text:p text:style-name="P17"><text:tab/><text:span text:style-name="T31">Audience decides material and timing of notation/digital audio</text:span></text:p>
      <text:p text:style-name="P17"/>
      <text:p text:style-name="P8">Results</text:p>
      <text:p text:style-name="P8"><text:tab/><text:span text:style-name="T28">Compositions and concepts realised successfully</text:span></text:p>
      <text:p text:style-name="P8"><text:tab/><text:span text:style-name="T27">Workshops / concerts</text:span></text:p>
      <text:p text:style-name="P8"><text:tab/><text:span text:style-name="T27">Musician / Audience feedback</text:span></text:p>
      <text:p text:style-name="P8"><text:span text:style-name="T27"><text:tab/>Technical tests</text:span><text:tab/></text:p>
      <text:p text:style-name="P50"><text:tab/>Conference papers</text:p>
      <text:p text:style-name="P8"/>
      <text:p text:style-name="P8">General discussion</text:p>
      <text:p text:style-name="P8"><text:tab/><text:span text:style-name="T28">Interactive composition model works</text:span></text:p>
      <text:p text:style-name="P8"><text:tab/><text:span text:style-name="T28">Requires coding, complex data mapping</text:span></text:p>
      <text:p text:style-name="P8"><text:tab/><text:span text:style-name="T28">Time consuming processes</text:span></text:p>
      <text:p text:style-name="P8"><text:tab/><text:span text:style-name="T28">Large scale testing not done</text:span></text:p>
      <text:p text:style-name="P8"><text:tab/><text:span text:style-name="T28">Audience front end functionality not entirely successful</text:span></text:p>
      <text:p text:style-name="P4"/>
      <text:p text:style-name="P4">Conclusions</text:p>
      <text:p text:style-name="P4"><text:tab/><text:span text:style-name="T1">suggestions for further work</text:span></text:p>
      <text:p text:style-name="P4"/>
      <text:p text:style-name="P8">References</text:p>
      <text:p text:style-name="P8"><text:soft-page-break/></text:p>
      <text:p text:style-name="P8">Appendic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3.2$MacOSX_X86_64 LibreOffice_project/d1d0ea68f081ee2800a922cac8f79445e4603348</meta:generator>
    <dc:date>2022-08-07T20:24:41.418013680</dc:date>
    <meta:editing-duration>PT9H56M34S</meta:editing-duration>
    <meta:editing-cycles>34</meta:editing-cycles>
    <meta:document-statistic meta:table-count="1" meta:image-count="0" meta:object-count="0" meta:page-count="5" meta:paragraph-count="117" meta:word-count="404" meta:character-count="3211" meta:non-whitespace-character-count="2826"/>
  </office:meta>
</office:document-meta>
</file>